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1</ns2:p>
          </ns1:table-cell>
          <ns1:table-cell ns0:value-type="string">
            <ns2:p xmlns:ns2="urn:oasis:names:tc:opendocument:xmlns:text:1.0">XC4VLX25-10FFG668C</ns2:p>
          </ns1:table-cell>
          <ns1:table-cell ns0:value-type="string">
            <ns2:p xmlns:ns2="urn:oasis:names:tc:opendocument:xmlns:text:1.0">Xilinx</ns2:p>
          </ns1:table-cell>
          <ns1:table-cell ns0:value-type="string">
            <ns2:p xmlns:ns2="urn:oasis:names:tc:opendocument:xmlns:text:1.0">FG668</ns2:p>
          </ns1:table-cell>
          <ns1:table-cell ns0:value-type="string">
            <ns2:p xmlns:ns2="urn:oasis:names:tc:opendocument:xmlns:text:1.0"/>
          </ns1:table-cell>
          <ns1:table-cell ns0:value-type="string">
            <ns2:p xmlns:ns2="urn:oasis:names:tc:opendocument:xmlns:text:1.0">10</ns2:p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MT47H6M16BG-3</ns2:p>
          </ns1:table-cell>
          <ns1:table-cell ns1:number-columns-repeated="1">
            <ns2:p xmlns:ns2="urn:oasis:names:tc:opendocument:xmlns:text:1.0">Micron</ns2:p>
          </ns1:table-cell>
          <ns1:table-cell ns1:number-columns-repeated="1">
            <ns2:p xmlns:ns2="urn:oasis:names:tc:opendocument:xmlns:text:1.0">84FBGA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22-23-2031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6201DVB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PTH03000WAH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through hole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PTH12010WAH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EUH Through Hole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C8051F347-GQ</ns2:p>
          </ns1:table-cell>
          <ns1:table-cell ns1:number-columns-repeated="1">
            <ns2:p xmlns:ns2="urn:oasis:names:tc:opendocument:xmlns:text:1.0">Silicon Labs</ns2:p>
          </ns1:table-cell>
          <ns1:table-cell ns1:number-columns-repeated="1">
            <ns2:p xmlns:ns2="urn:oasis:names:tc:opendocument:xmlns:text:1.0">32L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8625KTT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DDPAK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8618KTT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DDPAK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6</ns2:p>
          </ns1:table-cell>
          <ns1:table-cell ns1:number-columns-repeated="1">
            <ns2:p xmlns:ns2="urn:oasis:names:tc:opendocument:xmlns:text:1.0">87713-1001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87713-1001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67800-5005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67800-50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BSS138N L6327</ns2:p>
          </ns1:table-cell>
          <ns1:table-cell ns1:number-columns-repeated="1">
            <ns2:p xmlns:ns2="urn:oasis:names:tc:opendocument:xmlns:text:1.0">Avago Technologies</ns2:p>
          </ns1:table-cell>
          <ns1:table-cell ns1:number-columns-repeated="1">
            <ns2:p xmlns:ns2="urn:oasis:names:tc:opendocument:xmlns:text:1.0">SOT-23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S-3953M-500-B-TR</ns2:p>
          </ns1:table-cell>
          <ns1:table-cell ns1:number-columns-repeated="1">
            <ns2:p xmlns:ns2="urn:oasis:names:tc:opendocument:xmlns:text:1.0">ECS, Inc</ns2:p>
          </ns1:table-cell>
          <ns1:table-cell ns1:number-columns-repeated="1">
            <ns2:p xmlns:ns2="urn:oasis:names:tc:opendocument:xmlns:text:1.0">SMT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LTST-C170TBKT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7831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87832-142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71764-008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71764-008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9</ns2:p>
          </ns1:table-cell>
          <ns1:table-cell ns1:number-columns-repeated="1">
            <ns2:p xmlns:ns2="urn:oasis:names:tc:opendocument:xmlns:text:1.0">EEV-FK1V331P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F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50</ns2:p>
          </ns1:table-cell>
          <ns1:table-cell ns1:number-columns-repeated="1">
            <ns2:p xmlns:ns2="urn:oasis:names:tc:opendocument:xmlns:text:1.0">B45196H3226M309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22uF</ns2:p>
          </ns1:table-cell>
          <ns1:table-cell ns1:number-columns-repeated="1">
            <ns2:p xmlns:ns2="urn:oasis:names:tc:opendocument:xmlns:text:1.0">20%</ns2:p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</ns2:p>
          </ns1:table-cell>
          <ns1:table-cell ns1:number-columns-repeated="1">
            <ns2:p xmlns:ns2="urn:oasis:names:tc:opendocument:xmlns:text:1.0">GRM31CR71C106KAC7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3</ns2:p>
          </ns1:table-cell>
          <ns1:table-cell ns1:number-columns-repeated="1">
            <ns2:p xmlns:ns2="urn:oasis:names:tc:opendocument:xmlns:text:1.0">C0603C104J4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.1u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4</ns2:p>
          </ns1:table-cell>
          <ns1:table-cell ns1:number-columns-repeated="1">
            <ns2:p xmlns:ns2="urn:oasis:names:tc:opendocument:xmlns:text:1.0">C0402C103K3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0.01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2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ERJ-8ENF2001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.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2800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8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7</ns2:p>
          </ns1:table-cell>
          <ns1:table-cell ns1:number-columns-repeated="1">
            <ns2:p xmlns:ns2="urn:oasis:names:tc:opendocument:xmlns:text:1.0">ERJ-3EKF1000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49R9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49.9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ERJ-2RKF49R9X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49.9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2322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3.2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6652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66.5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2432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4.3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A700D107M006AT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7343</ns2:p>
          </ns1:table-cell>
          <ns1:table-cell ns1:number-columns-repeated="1">
            <ns2:p xmlns:ns2="urn:oasis:names:tc:opendocument:xmlns:text:1.0">100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3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498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1</ns2:p>
          </ns1:table-cell>
          <ns1:table-cell ns0:value-type="string">
            <ns2:p xmlns:ns2="urn:oasis:names:tc:opendocument:xmlns:text:1.0">XC4VLX25-10FFG668C</ns2:p>
          </ns1:table-cell>
          <ns1:table-cell ns0:value-type="string">
            <ns2:p xmlns:ns2="urn:oasis:names:tc:opendocument:xmlns:text:1.0">Xilinx</ns2:p>
          </ns1:table-cell>
          <ns1:table-cell ns0:value-type="string">
            <ns2:p xmlns:ns2="urn:oasis:names:tc:opendocument:xmlns:text:1.0">FG668</ns2:p>
          </ns1:table-cell>
          <ns1:table-cell ns0:value-type="string">
            <ns2:p xmlns:ns2="urn:oasis:names:tc:opendocument:xmlns:text:1.0"/>
          </ns1:table-cell>
          <ns1:table-cell ns0:value-type="string">
            <ns2:p xmlns:ns2="urn:oasis:names:tc:opendocument:xmlns:text:1.0">10</ns2:p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MT47H6M16BG-3</ns2:p>
          </ns1:table-cell>
          <ns1:table-cell ns1:number-columns-repeated="1">
            <ns2:p xmlns:ns2="urn:oasis:names:tc:opendocument:xmlns:text:1.0">Micron</ns2:p>
          </ns1:table-cell>
          <ns1:table-cell ns1:number-columns-repeated="1">
            <ns2:p xmlns:ns2="urn:oasis:names:tc:opendocument:xmlns:text:1.0">84FBGA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22-23-2031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6201DVB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PTH03000WAH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through hole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PTH12010WAH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EUH Through Hole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C8051F347-GQ</ns2:p>
          </ns1:table-cell>
          <ns1:table-cell ns1:number-columns-repeated="1">
            <ns2:p xmlns:ns2="urn:oasis:names:tc:opendocument:xmlns:text:1.0">Silicon Labs</ns2:p>
          </ns1:table-cell>
          <ns1:table-cell ns1:number-columns-repeated="1">
            <ns2:p xmlns:ns2="urn:oasis:names:tc:opendocument:xmlns:text:1.0">32L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8625KTT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DDPAK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8618KTT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DDPAK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6</ns2:p>
          </ns1:table-cell>
          <ns1:table-cell ns1:number-columns-repeated="1">
            <ns2:p xmlns:ns2="urn:oasis:names:tc:opendocument:xmlns:text:1.0">87713-1001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87713-1001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67800-5005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67800-50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15-91-216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BSS138N L6327</ns2:p>
          </ns1:table-cell>
          <ns1:table-cell ns1:number-columns-repeated="1">
            <ns2:p xmlns:ns2="urn:oasis:names:tc:opendocument:xmlns:text:1.0">Avago Technologies</ns2:p>
          </ns1:table-cell>
          <ns1:table-cell ns1:number-columns-repeated="1">
            <ns2:p xmlns:ns2="urn:oasis:names:tc:opendocument:xmlns:text:1.0">SOT-23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S-3953M-500-B-TR</ns2:p>
          </ns1:table-cell>
          <ns1:table-cell ns1:number-columns-repeated="1">
            <ns2:p xmlns:ns2="urn:oasis:names:tc:opendocument:xmlns:text:1.0">ECS, Inc</ns2:p>
          </ns1:table-cell>
          <ns1:table-cell ns1:number-columns-repeated="1">
            <ns2:p xmlns:ns2="urn:oasis:names:tc:opendocument:xmlns:text:1.0">SMT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LTST-C170TBKT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7831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87832-142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71764-008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71764-0080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9</ns2:p>
          </ns1:table-cell>
          <ns1:table-cell ns1:number-columns-repeated="1">
            <ns2:p xmlns:ns2="urn:oasis:names:tc:opendocument:xmlns:text:1.0">EEV-FK1V331P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F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50</ns2:p>
          </ns1:table-cell>
          <ns1:table-cell ns1:number-columns-repeated="1">
            <ns2:p xmlns:ns2="urn:oasis:names:tc:opendocument:xmlns:text:1.0">B45196H3226M309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22uF</ns2:p>
          </ns1:table-cell>
          <ns1:table-cell ns1:number-columns-repeated="1">
            <ns2:p xmlns:ns2="urn:oasis:names:tc:opendocument:xmlns:text:1.0">20%</ns2:p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</ns2:p>
          </ns1:table-cell>
          <ns1:table-cell ns1:number-columns-repeated="1">
            <ns2:p xmlns:ns2="urn:oasis:names:tc:opendocument:xmlns:text:1.0">GRM31CR71C106KAC7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3</ns2:p>
          </ns1:table-cell>
          <ns1:table-cell ns1:number-columns-repeated="1">
            <ns2:p xmlns:ns2="urn:oasis:names:tc:opendocument:xmlns:text:1.0">C0603C104J4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0.1uF</ns2:p>
          </ns1:table-cell>
          <ns1:table-cell ns1:number-columns-repeated="1">
            <ns2:p xmlns:ns2="urn:oasis:names:tc:opendocument:xmlns:text:1.0">5%</ns2:p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4</ns2:p>
          </ns1:table-cell>
          <ns1:table-cell ns1:number-columns-repeated="1">
            <ns2:p xmlns:ns2="urn:oasis:names:tc:opendocument:xmlns:text:1.0">C0402C103K3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0.01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2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3</ns2:p>
          </ns1:table-cell>
          <ns1:table-cell ns1:number-columns-repeated="1">
            <ns2:p xmlns:ns2="urn:oasis:names:tc:opendocument:xmlns:text:1.0">ERJ-8ENF2001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.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2800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8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7</ns2:p>
          </ns1:table-cell>
          <ns1:table-cell ns1:number-columns-repeated="1">
            <ns2:p xmlns:ns2="urn:oasis:names:tc:opendocument:xmlns:text:1.0">ERJ-3EKF1000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49R9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49.9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6</ns2:p>
          </ns1:table-cell>
          <ns1:table-cell ns1:number-columns-repeated="1">
            <ns2:p xmlns:ns2="urn:oasis:names:tc:opendocument:xmlns:text:1.0">ERJ-2RKF49R9X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49.9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2322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3.2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6652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66.5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RJ-8ENF2432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4.3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3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A700D107M006AT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7343</ns2:p>
          </ns1:table-cell>
          <ns1:table-cell ns1:number-columns-repeated="1">
            <ns2:p xmlns:ns2="urn:oasis:names:tc:opendocument:xmlns:text:1.0">100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3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498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7">04/27/2006</text:date>, <text:time>01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25T05:39:27</meta:creation-date>
    <dc:date>2006-04-27T01:05:52</dc:date>
    <dc:language>en-US</dc:language>
    <meta:editing-cycles>4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